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0000003E8E68E263C0E08F3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subtitle">
      <style:graphic-properties draw:fill-color="#ffffff" fo:min-height="12.348cm"/>
    </style:style>
    <style:style style:name="P1" style:family="paragraph">
      <loext:graphic-properties draw:fill-color="#ffffff"/>
    </style:style>
    <style:style style:name="P2" style:family="paragraph">
      <style:text-properties fo:font-size="72pt" style:font-size-asian="72pt" style:font-size-complex="72pt"/>
    </style:style>
    <style:style style:name="P3" style:family="paragraph">
      <loext:graphic-properties draw:fill-color="#ffffff"/>
      <style:text-properties fo:font-size="72pt" style:font-size-asian="72pt" style:font-size-complex="72pt"/>
    </style:style>
    <style:style style:name="T1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11th LSSC - Sozopol - Bulgaria</presentation:footer-decl>
      <presentation:date-time-decl presentation:name="dtd1" presentation:source="fixed">5-9 Jun 2017</presentation:date-time-decl>
      <draw:page draw:name="page1" draw:style-name="dp1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Iliyan Zankinski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Hybrid Approach Based on Combination of Backpropagation and Evolutionary Algorithms for Artificial Neural Networks Training by Using Mobile Devices in Distributed Computing Environ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gend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inancial forecasting</text:p>
              </text:list-item>
              <text:list-item>
                <text:p>Artificial Neural Networks</text:p>
              </text:list-item>
              <text:list-item>
                <text:p>Genetic Algorith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nancial Time Series Forecast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llection of measurements made in a sequence through time</text:p>
              </text:list-item>
              <text:list-item>
                <text:p>Foreign Exchange Markets (FOREX) </text:p>
                <text:list>
                  <text:list-item>
                    <text:p>The main trading is done by exchanging currencies</text:p>
                  </text:list-item>
                  <text:list-item>
                    <text:p>The most volatile in price changing object of trad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OREX Decision Makers Objectiv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Will the price go up or down</text:p>
              </text:list-item>
              <text:list-item>
                <text:p>What volume to trade</text:p>
              </text:list-item>
              <text:list-item>
                <text:p>How long to keep the positions open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rtificial Neural Network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nspired by research into the nature of the human brain</text:p>
              </text:list-item>
              <text:list-item>
                <text:p>Consists of five components:</text:p>
                <text:list>
                  <text:list-item>
                    <text:p>Topology which is directed graph</text:p>
                  </text:list-item>
                  <text:list-item>
                    <text:p>Node state real number variable</text:p>
                  </text:list-item>
                  <text:list-item>
                    <text:p>Real number value as weight of each edge</text:p>
                  </text:list-item>
                  <text:list-item>
                    <text:p>Real number value for node input bias</text:p>
                  </text:list-item>
                  <text:list-item>
                    <text:p>Node transfer func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euron’s Transfer Func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nsist of two functions:</text:p>
                <text:list>
                  <text:list-item>
                    <text:p>Sum function which in most cases is linear</text:p>
                  </text:list-item>
                  <text:list-item>
                    <text:p>Activation function which in most cases is sigmoid or hyperbolic tangent</text:p>
                  </text:list-item>
                </text:list>
              </text:list-item>
              <text:list-item>
                <text:p>Sum of the weighted input is sent to the activation function before to be signaled as an outpu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eed-Forward Network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o not have input arcs</text:p>
                <text:list>
                  <text:list-item>
                    <text:p>Input nodes should be supplied with value</text:p>
                  </text:list-item>
                  <text:list-item>
                    <text:p>Input information is spread across the network</text:p>
                  </text:list-item>
                  <text:list-item>
                    <text:p>Other nodes are changing their state variable according to the propagation rules</text:p>
                  </text:list-item>
                </text:list>
              </text:list-item>
              <text:list-item>
                <text:p>In multilayer perceptron</text:p>
                <text:list>
                  <text:list-item>
                    <text:p>Any path from an input node to an output node traverses the same number of arcs</text:p>
                  </text:list-item>
                  <text:list-item>
                    <text:p>Hidden layer is a group of nodes which are neither input nor output and are on the same number of arcs distance from the input layer and the output lay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ultilayer Perceptr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t is fully connected if each node in a particular layer is connected to each node in the previous layer</text:p>
              </text:list-item>
              <text:list-item>
                <text:p>It generalizes well in practical problems</text:p>
              </text:list-item>
              <text:list-item>
                <text:p>Gradient based training algorithms can be successfully appli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ackpropagation Drawbacks 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e performance slow comes from the fact that complex spaces have nearly global optimum around the local optimum</text:p>
              </text:list-item>
              <text:list-item>
                <text:p>It requires the activation function differentiabil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netic Algorithm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eta heuristics for global optimization inspired from the ideas of biological evolution</text:p>
              </text:list-item>
              <text:list-item>
                <text:p>Consists of five components:</text:p>
                <text:list>
                  <text:list-item>
                    <text:p>Encoding of the problem as chromosomes</text:p>
                  </text:list-item>
                  <text:list-item>
                    <text:p>Evaluation function for survival capabilities</text:p>
                  </text:list-item>
                  <text:list-item>
                    <text:p>Initial population initialization strategy</text:p>
                  </text:list-item>
                  <text:list-item>
                    <text:p>Set of recombination operators</text:p>
                  </text:list-item>
                  <text:list-item>
                    <text:p>Population and operators paramet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A Advantag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oes not have scaling problems</text:p>
              </text:list-item>
              <text:list-item>
                <text:p>Very suitable for parallel/distributed computing</text:p>
              </text:list-item>
              <text:list-item>
                <text:p>Have capabilities to escape local optim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32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Questions &amp; Answers</text:p>
          </draw:text-box>
        </draw:frame>
        <draw:frame presentation:style-name="pr7" draw:text-style-name="P3" draw:layer="layout" svg:width="26cm" svg:height="12.348cm" svg:x="1cm" svg:y="5.637cm" presentation:class="subtitle" presentation:user-transformed="true">
          <draw:text-box>
            <text:p text:style-name="P2"><text:span text:style-name="T1">Thank you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.229cm" fo:min-width="28cm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2c3e50"/>
      <style:paragraph-properties fo:text-align="center"/>
    </style:style>
    <style:style style:name="MP7" style:family="paragraph">
      <style:paragraph-properties fo:text-align="start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idnightblue" style:page-layout-name="PM1" draw:style-name="Mdp1">
      <office:forms form:automatic-focus="false" form:apply-design-mode="false"/>
      <draw:frame draw:style-name="Mgr3" draw:text-style-name="MP5" draw:layer="backgroundobjects" svg:width="27.991cm" svg:height="15.596cm" svg:x="0cm" svg:y="4.496cm">
        <draw:image xlink:href="Pictures/10000201000007D0000003E8E68E263C0E08F352.png" xlink:type="simple" xlink:show="embed" xlink:actuate="onLoad">
          <text:p/>
        </draw:image>
      </draw:frame>
      <draw:custom-shape presentation:style-name="Mpr1" draw:text-style-name="MP6" draw:layer="backgroundobjects" svg:width="28cm" svg:height="1.229cm" svg:x="0cm" svg:y="19.812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8" draw:layer="backgroundobjects" svg:width="8cm" svg:height="1cm" svg:x="1cm" svg:y="20cm" presentation:class="date-time">
        <draw:text-box>
          <text:p text:style-name="MP7"><text:span text:style-name="MT2"><presentation:date-time/></text:span></text:p>
        </draw:text-box>
      </draw:frame>
      <draw:frame presentation:style-name="Mpr3" draw:text-style-name="MP8" draw:layer="backgroundobjects" svg:width="14.884cm" svg:height="1cm" svg:x="9.5cm" svg:y="20cm" presentation:class="footer">
        <draw:text-box>
          <text:p text:style-name="MP9"><presentation:footer/></text:p>
        </draw:text-box>
      </draw:frame>
      <draw:custom-shape presentation:style-name="Mpr4" draw:text-style-name="MP10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5" draw:layer="backgroundobjects" svg:width="2cm" svg:height="2cm" svg:x="25.5cm" svg:y="18.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18:35:34.191021863</meta:creation-date>
    <dc:date>2017-05-19T22:36:27.148817051</dc:date>
    <meta:editing-duration>PT1H23M7S</meta:editing-duration>
    <meta:editing-cycles>53</meta:editing-cycles>
    <meta:generator>LibreOffice/5.1.6.2$Linux_X86_64 LibreOffice_project/10m0$Build-2</meta:generator>
    <meta:document-statistic meta:object-count="73"/>
  </office:meta>
</office:document-meta>
</file>